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ContextURLStreamHandlerFactory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lockContextURLStreamHandlerFactory.createURLStreamHandler( String protoc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